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38f" officeooo:paragraph-rsid="0004138f"/>
    </style:style>
    <style:style style:name="P2" style:family="paragraph" style:parent-style-name="Standard">
      <style:text-properties officeooo:rsid="0004138f" officeooo:paragraph-rsid="0004138f"/>
    </style:style>
    <style:style style:name="P3" style:family="paragraph" style:parent-style-name="Standard">
      <style:text-properties officeooo:rsid="0004138f" officeooo:paragraph-rsid="00079d5f"/>
    </style:style>
    <style:style style:name="P4" style:family="paragraph" style:parent-style-name="Standard">
      <style:text-properties officeooo:rsid="0004138f" officeooo:paragraph-rsid="0007f3ee"/>
    </style:style>
    <style:style style:name="P5" style:family="paragraph" style:parent-style-name="Standard">
      <style:text-properties officeooo:rsid="00090ad5" officeooo:paragraph-rsid="00090ad5"/>
    </style:style>
    <style:style style:name="P6" style:family="paragraph" style:parent-style-name="Standard">
      <style:text-properties officeooo:rsid="00090ad5" officeooo:paragraph-rsid="0004138f"/>
    </style:style>
    <style:style style:name="T1" style:family="text">
      <style:text-properties officeooo:rsid="00079d5f"/>
    </style:style>
    <style:style style:name="T2" style:family="text">
      <style:text-properties officeooo:rsid="0007f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75 Commands and SCPI issues/questions</text:p>
      <text:p text:style-name="P6"/>
      <text:p text:style-name="P6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22:34.078732791</meta:creation-date>
    <dc:date>2017-12-29T15:55:59.281054846</dc:date>
    <meta:editing-duration>PT14H19M59S</meta:editing-duration>
    <meta:editing-cycles>3</meta:editing-cycles>
    <meta:generator>LibreOffice/4.3.3.2$Linux_X86_64 LibreOffice_project/430m0$Build-2</meta:generator>
    <meta:print-date>2017-11-30T09:51:38.107309866</meta:print-date>
    <meta:document-statistic meta:table-count="0" meta:image-count="0" meta:object-count="0" meta:page-count="1" meta:paragraph-count="1" meta:word-count="5" meta:character-count="39" meta:non-whitespace-character-count="35"/>
  </office:meta>
</office:document-meta>
</file>